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CourierNewPSMT" svg:font-family="CourierNewPSMT"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4.99cm" table:align="center" style:shadow="none" style:writing-mode="lr-tb"/>
    </style:style>
    <style:style style:name="Tabla1.A" style:family="table-column">
      <style:table-column-properties style:column-width="2.498cm"/>
    </style:style>
    <style:style style:name="Tabla1.B" style:family="table-column">
      <style:table-column-properties style:column-width="2.499cm"/>
    </style:style>
    <style:style style:name="Tabla1.F" style:family="table-column">
      <style:table-column-properties style:column-width="2.494cm"/>
    </style:style>
    <style:style style:name="Tabla1.A1" style:family="table-cell" style:data-style-name="N5100">
      <style:table-cell-properties fo:background-color="#000000" fo:padding="0cm" fo:border-left="0.002cm solid #000000" fo:border-right="none" fo:border-top="0.002cm solid #000000" fo:border-bottom="none">
        <style:background-image/>
      </style:table-cell-properties>
    </style:style>
    <style:style style:name="Tabla1.B1" style:family="table-cell" style:data-style-name="N5100">
      <style:table-cell-properties fo:background-color="#000000" fo:padding="0cm" fo:border-left="none" fo:border-right="none" fo:border-top="0.002cm solid #000000" fo:border-bottom="none">
        <style:background-image/>
      </style:table-cell-properties>
    </style:style>
    <style:style style:name="Tabla1.F1" style:family="table-cell" style:data-style-name="N5100">
      <style:table-cell-properties fo:background-color="#000000" fo:padding="0cm" fo:border-left="none" fo:border-right="0.002cm solid #000000" fo:border-top="0.002cm solid #000000" fo:border-bottom="none">
        <style:background-image/>
      </style:table-cell-properties>
    </style:style>
    <style:style style:name="Tabla1.A2" style:family="table-cell" style:data-style-name="N5100">
      <style:table-cell-properties fo:background-color="#ffffff" fo:padding="0cm" fo:border-left="0.002cm solid #000000" fo:border-right="none" fo:border-top="none" fo:border-bottom="none">
        <style:background-image/>
      </style:table-cell-properties>
    </style:style>
    <style:style style:name="Tabla1.B2" style:family="table-cell" style:data-style-name="N5000">
      <style:table-cell-properties fo:background-color="#ffffff" fo:padding="0cm" fo:border="none">
        <style:background-image/>
      </style:table-cell-properties>
    </style:style>
    <style:style style:name="Tabla1.D2" style:family="table-cell">
      <style:table-cell-properties fo:background-color="#ffffff" fo:padding="0cm" fo:border="none">
        <style:background-image/>
      </style:table-cell-properties>
    </style:style>
    <style:style style:name="Tabla1.F2" style:family="table-cell" style:data-style-name="N5000">
      <style:table-cell-properties fo:background-color="#ffffff" fo:padding="0cm" fo:border-left="none" fo:border-right="0.002cm solid #000000" fo:border-top="none" fo:border-bottom="none">
        <style:background-image/>
      </style:table-cell-properties>
    </style:style>
    <style:style style:name="Tabla1.A3" style:family="table-cell" style:data-style-name="N5100">
      <style:table-cell-properties fo:background-color="#ffffff" fo:padding="0cm" fo:border-left="0.002cm solid #000000" fo:border-right="none" fo:border-top="none" fo:border-bottom="0.002cm solid #000000">
        <style:background-image/>
      </style:table-cell-properties>
    </style:style>
    <style:style style:name="Tabla1.B3" style:family="table-cell" style:data-style-name="N5000">
      <style:table-cell-properties fo:background-color="#ffffff" fo:padding="0cm" fo:border-left="none" fo:border-right="none" fo:border-top="none" fo:border-bottom="0.002cm solid #000000">
        <style:background-image/>
      </style:table-cell-properties>
    </style:style>
    <style:style style:name="Tabla1.D3" style:family="table-cell">
      <style:table-cell-properties fo:background-color="#ffffff" fo:padding="0cm" fo:border-left="none" fo:border-right="none" fo:border-top="none" fo:border-bottom="0.002cm solid #000000">
        <style:background-image/>
      </style:table-cell-properties>
    </style:style>
    <style:style style:name="Tabla1.F3" style:family="table-cell" style:data-style-name="N5000">
      <style:table-cell-properties fo:background-color="#ffffff" fo:padding="0cm" fo:border-left="none" fo:border-right="0.002cm solid #000000" fo:border-top="none" fo:border-bottom="0.002cm solid #000000">
        <style:background-image/>
      </style:table-cell-properties>
    </style:style>
    <style:style style:name="P1" style:family="paragraph" style:parent-style-name="Standard" style:list-style-name="">
      <style:paragraph-properties fo:text-align="center" style:justify-single-word="false" style:text-autospace="none"/>
      <style:text-properties style:font-name="Verdana" fo:font-size="14pt" style:font-name-asian="CourierNewPSMT" style:font-size-asian="14pt" style:font-name-complex="CourierNewPSMT" style:font-size-complex="14pt"/>
    </style:style>
    <style:style style:name="P2" style:family="paragraph" style:parent-style-name="Standard" style:list-style-name="">
      <style:paragraph-properties fo:text-align="start" style:justify-single-word="false" style:text-autospace="none"/>
      <style:text-properties style:font-name="Verdana" fo:font-size="11pt" style:font-name-asian="CourierNewPSMT" style:font-size-asian="11pt" style:font-name-complex="CourierNewPSMT" style:font-size-complex="11pt"/>
    </style:style>
    <style:style style:name="P3" style:family="paragraph" style:parent-style-name="Standard" style:list-style-name="">
      <style:paragraph-properties fo:text-align="start" style:justify-single-word="false" style:text-autospace="none"/>
      <style:text-properties style:font-name="Verdana"/>
    </style:style>
    <style:style style:name="P4" style:family="paragraph" style:parent-style-name="Standard" style:list-style-name="">
      <style:paragraph-properties fo:text-align="center" style:justify-single-word="false" style:text-autospace="none"/>
      <style:text-properties style:font-name="Verdana"/>
    </style:style>
    <style:style style:name="P5" style:family="paragraph" style:parent-style-name="Standard" style:list-style-name="">
      <style:paragraph-properties fo:text-align="start" style:justify-single-word="false" style:text-autospace="none"/>
      <style:text-properties style:font-name="Verdana" fo:font-weight="normal" style:font-weight-asian="normal" style:font-weight-complex="normal"/>
    </style:style>
    <style:style style:name="P6" style:family="paragraph" style:parent-style-name="Standard" style:list-style-name="">
      <style:paragraph-properties fo:text-align="center" style:justify-single-word="false" style:text-autospace="none"/>
      <style:text-properties style:font-name="Verdana" fo:font-weight="normal" style:font-weight-asian="normal" style:font-weight-complex="normal"/>
    </style:style>
    <style:style style:name="P7" style:family="paragraph" style:parent-style-name="Standard">
      <style:text-properties style:font-name="Courier New" fo:font-weight="bold" style:font-weight-asian="bold" style:font-weight-complex="bold"/>
    </style:style>
    <style:style style:name="P8" style:family="paragraph" style:parent-style-name="Standard" style:list-style-name="">
      <style:paragraph-properties fo:text-align="start" style:justify-single-word="false" style:text-autospace="none"/>
      <style:text-properties style:font-name="Courier New" fo:font-weight="bold" style:font-weight-asian="bold" style:font-weight-complex="bold"/>
    </style:style>
    <style:style style:name="P9" style:family="paragraph" style:parent-style-name="Standard">
      <style:text-properties style:font-name="Courier New" fo:font-weight="bold" fo:background-color="#ffff00" style:font-weight-asian="bold" style:font-weight-complex="bold"/>
    </style:style>
    <style:style style:name="P10" style:family="paragraph" style:parent-style-name="Standard">
      <style:text-properties style:font-name="Courier New" fo:language="fr" fo:country="FR" fo:font-weight="bold" style:font-weight-asian="bold" style:font-weight-complex="bold"/>
    </style:style>
    <style:style style:name="P11" style:family="paragraph" style:parent-style-name="Table_20_Contents">
      <style:paragraph-properties fo:text-align="center" style:justify-single-word="false"/>
      <style:text-properties fo:color="#000000" style:text-outline="false" style:text-line-through-style="none" style:font-name="Adobe Heiti Std R"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ffffff" style:text-outline="false" style:text-line-through-style="none" style:font-name="Verdana"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3" style:family="paragraph" style:parent-style-name="Table_20_Heading">
      <style:paragraph-properties fo:text-align="center" style:justify-single-word="fals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Heading">
      <style:paragraph-properties fo:text-align="center"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size="11pt" style:font-name-asian="CourierNewPSMT" style:font-size-asian="11pt" style:font-name-complex="CourierNewPSMT" style:font-size-complex="11pt"/>
    </style:style>
    <style:style style:name="T2" style:family="text">
      <style:text-properties style:font-name="Courier New" fo:font-weight="bold" style:font-weight-asian="bold" style:font-weight-complex="bold"/>
    </style:style>
    <style:style style:name="T3" style:family="text">
      <style:text-properties fo:background-color="#ffff00"/>
    </style:style>
    <style:style style:name="T4" style:family="text">
      <style:text-properties fo:language="fr" fo:country="FR"/>
    </style:style>
    <style:style style:name="T5" style:family="text">
      <style:text-properties fo:language="fr" fo:country="FR" fo:background-color="#ffff00"/>
    </style:style>
    <number:number-style style:name="N5000" number:language="es" number:country="ES">
      <number:number number:min-integer-digits="1"/>
    </number:number-style>
    <number:text-style style:name="N5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ECTIVIDAD</text:p>
      <text:p text:style-name="P2"/>
      <text:p text:style-name="P2">Enunciado :</text:p>
      <text:p text:style-name="P2"/>
      <text:p text:style-name="P2">Para matricularse en la universidad hay que elegir por orden de preferencia los estu-dios que uno quiere cursar. Además en caso de plazas limitadas se otorgan las plazas según la nota obtenida en la selectividad.</text:p>
      <text:p text:style-name="P2"/>
      <text:p text:style-name="P2">En un fichero llamado festudiantes están grabados los dnis de las personas que quieren matricularse, su nota de acceso y los códigos de las tres carreras que prefiere cada uno, escritos en orden de preferencia. (ej: 31258455 | 7,25 | 325 | 211 | 470 ).</text:p>
      <text:p text:style-name="P2"/>
      <text:p text:style-name="P2">El fichero está ordenado - de mayor a menor – por la nota de acceso. Contiene datos de 200 estudiantes.</text:p>
      <text:p text:style-name="P2"/>
      <text:p text:style-name="P2">En otro fichero llamado fcarreras están grabados los códigos de las carreras y el número de plazas que están disponibles. (ej: 325 |50). </text:p>
      <text:p text:style-name="P2">Hay 60 códigos diferentes, <text:s/>pero no son correlativos ni están ordenados.</text:p>
      <text:p text:style-name="P2"/>
      <text:p text:style-name="P2">Escribir un programa que saque un listado con el dni de cada alumno y la carrera en la que queda asignado para matricularse. Si no encuentra plaza en ninguna de sus</text:p>
      <text:p text:style-name="P2">preferencias saldrá en el listado con el código -1.</text:p>
      <text:p text:style-name="P2"/>
      <text:p text:style-name="P3"><text:span text:style-name="T1">El listado de asignación no tiene porque estar ordenado por dni, pero sería una solución mejor. Y también sería una buena solución dejar los resultados en un fichero.</text:span></text:p>
      <text:p text:style-name="P3"><text:span text:style-name="T1"/></text:p>
      <text:p text:style-name="P4"><text:span text:style-name="T1"><text:s/>- - - - - - - - <text:s/>* * * <text:s/>- - - - - - - -</text:span></text:p>
      <text:p text:style-name="P4"><text:span text:style-name="T1"/></text:p>
      <text:p text:style-name="P3"><text:span text:style-name="T1">Algoritmo inicial <text:s/>y estructuras de datos que intervienen:</text:span></text:p>
      <text:p text:style-name="P3"><text:span text:style-name="T1"/></text:p>
      <text:p text:style-name="P3"><text:span text:style-name="T1">El fichero de carreras se va a estar consultando constantentemente para saber si hay plazas así que al principio del programa se lee todo el fichero y se cargan esos datos en un array <text:s/>llamado TC <text:s/>de 60 celdas que contienen codigo y nplazas.</text:span></text:p>
      <text:p text:style-name="P3"><text:span text:style-name="T1"/></text:p>
      <text:p text:style-name="P7"><text:tab/></text:p>
      <table:table table:name="Tabla1" table:style-name="Tabla1">
        <table:table-column table:style-name="Tabla1.A"/>
        <table:table-column table:style-name="Tabla1.B" table:number-columns-repeated="4"/>
        <table:table-column table:style-name="Tabla1.F"/>
        <table:table-header-rows>
          <table:table-row>
            <table:table-cell table:style-name="Tabla1.A1" office:value-type="float" office:value="0">
              <text:p text:style-name="P12"><text:s text:c="5"/>TC</text:p>
            </table:table-cell>
            <table:table-cell table:style-name="Tabla1.B1" office:value-type="float" office:value="0">
              <text:p text:style-name="P13">celda 0</text:p>
            </table:table-cell>
            <table:table-cell table:style-name="Tabla1.B1" office:value-type="float" office:value="0">
              <text:p text:style-name="P13">celda 1</text:p>
            </table:table-cell>
            <table:table-cell table:style-name="Tabla1.B1" office:value-type="float" office:value="0">
              <text:p text:style-name="P14"><text:s/>. . . . . </text:p>
            </table:table-cell>
            <table:table-cell table:style-name="Tabla1.B1" office:value-type="float" office:value="0">
              <text:p text:style-name="P13">celda 58</text:p>
            </table:table-cell>
            <table:table-cell table:style-name="Tabla1.F1" office:value-type="float" office:value="0">
              <text:p text:style-name="P13">celda 59</text:p>
            </table:table-cell>
          </table:table-row>
        </table:table-header-rows>
        <table:table-row>
          <table:table-cell table:style-name="Tabla1.A2" office:value-type="float" office:value="0">
            <text:p text:style-name="P11">codigo</text:p>
          </table:table-cell>
          <table:table-cell table:style-name="Tabla1.B2" office:value-type="float" office:value="520">
            <text:p text:style-name="P11">520</text:p>
          </table:table-cell>
          <table:table-cell table:style-name="Tabla1.B2" office:value-type="float" office:value="238">
            <text:p text:style-name="P11">238</text:p>
          </table:table-cell>
          <table:table-cell table:style-name="Tabla1.D2" office:value-type="string">
            <text:p text:style-name="P11">. . . </text:p>
          </table:table-cell>
          <table:table-cell table:style-name="Tabla1.B2" office:value-type="float" office:value="125">
            <text:p text:style-name="P11">125</text:p>
          </table:table-cell>
          <table:table-cell table:style-name="Tabla1.F2" office:value-type="float" office:value="406">
            <text:p text:style-name="P11">406</text:p>
          </table:table-cell>
        </table:table-row>
        <table:table-row>
          <table:table-cell table:style-name="Tabla1.A3" office:value-type="float" office:value="0">
            <text:p text:style-name="P11">nplazas</text:p>
          </table:table-cell>
          <table:table-cell table:style-name="Tabla1.B3" office:value-type="float" office:value="20">
            <text:p text:style-name="P11">20</text:p>
          </table:table-cell>
          <table:table-cell table:style-name="Tabla1.B3" office:value-type="float" office:value="40">
            <text:p text:style-name="P11">40</text:p>
          </table:table-cell>
          <table:table-cell table:style-name="Tabla1.D3" office:value-type="string">
            <text:p text:style-name="P11">. . . </text:p>
          </table:table-cell>
          <table:table-cell table:style-name="Tabla1.B3" office:value-type="float" office:value="30">
            <text:p text:style-name="P11">30</text:p>
          </table:table-cell>
          <table:table-cell table:style-name="Tabla1.F3" office:value-type="float" office:value="60">
            <text:p text:style-name="P11">60</text:p>
          </table:table-cell>
        </table:table-row>
      </table:table>
      <text:p text:style-name="P8"><text:span text:style-name="T1"/></text:p>
      <text:p text:style-name="P5"><text:span text:style-name="T1">El fichero de estudiantes se va a procesar de uno en uno; al estar ordenado por nota de acceso el proceso se simplifica mucho.</text:span></text:p>
      <text:p text:style-name="P5"><text:span text:style-name="T1"/></text:p>
      <text:p text:style-name="P5"><text:span text:style-name="T1"><text:tab/>Inicio</text:span></text:p>
      <text:p text:style-name="P5"><text:span text:style-name="T1"><text:tab/><text:tab/>mientras no EOF ( festudiantes )</text:span></text:p>
      <text:p text:style-name="P5"><text:span text:style-name="T1"><text:tab/><text:tab/><text:tab/>leer estudiante con sus preferencias</text:span></text:p>
      <text:p text:style-name="P5"><text:span text:style-name="T1"><text:tab/><text:tab/><text:tab/>asignar carrera</text:span></text:p>
      <text:p text:style-name="P5"><text:span text:style-name="T1"><text:tab/><text:tab/>fin_mientras</text:span></text:p>
      <text:p text:style-name="P5"><text:span text:style-name="T1"><text:tab/>Fin</text:span></text:p>
      <text:p text:style-name="P6"><text:span text:style-name="T1"><text:s text:c="2"/>- - - - - - - - <text:s/>* * * <text:s/>- - - - - - - -</text:span></text:p>
      <text:p text:style-name="P5"><text:span text:style-name="T1"/></text:p>
      <text:p text:style-name="P5"><text:span text:style-name="T1"/></text:p>
      <text:p text:style-name="P5"><text:span text:style-name="T1"/></text:p>
      <text:p text:style-name="P5"><text:span text:style-name="T1">Algoritmo desarrollado: </text:span></text:p>
      <text:p text:style-name="P5"><text:soft-page-break/><text:span text:style-name="T1"/></text:p>
      <text:p text:style-name="Standard">I<text:span text:style-name="T2">NICIO</text:span></text:p>
      <text:p text:style-name="P7"><text:tab/>cargar (TC) ; </text:p>
      <text:p text:style-name="P7"><text:s text:c="2"/>// lee todo el fichero fcarreras y lo pone en el array TC</text:p>
      <text:p text:style-name="P7"><text:s/></text:p>
      <text:p text:style-name="P7"><text:tab/>mientras ( NO(EOF) <text:s/>Festudiantes <text:s/>)</text:p>
      <text:p text:style-name="P7"><text:tab/>// EOF ~ es End of File, la marca de fin de fichero </text:p>
      <text:p text:style-name="P7"/>
      <text:p text:style-name="P7"><text:tab/><text:tab/>leer un registro de Festudiantes;</text:p>
      <text:p text:style-name="P7"/>
      <text:p text:style-name="P7"><text:tab/><text:tab/>obtener dni / op1 / op2 / op3</text:p>
      <text:p text:style-name="P7"/>
      <text:p text:style-name="P7"><text:tab/><text:tab/><text:span text:style-name="T3">r</text:span><text:span text:style-name="T5"> &lt;--- intentar ( TC, op1 )</text:span><text:span text:style-name="T4"> // r es boolean</text:span></text:p>
      <text:p text:style-name="P10"><text:tab/><text:tab/></text:p>
      <text:p text:style-name="P10"><text:tab/><text:tab/>si r = true <text:s/>// tiene plaza </text:p>
      <text:p text:style-name="P7"><text:span text:style-name="T4"><text:tab/><text:tab/><text:tab/></text:span>carrera &lt;--- op1 </text:p>
      <text:p text:style-name="P7"/>
      <text:p text:style-name="P7"><text:tab/><text:tab/>sino <text:s/>// se intenta con otra opción </text:p>
      <text:p text:style-name="P7"><text:tab/><text:tab/><text:tab/><text:span text:style-name="T3">r</text:span><text:span text:style-name="T5"> &lt;--- intentar ( TC, op2 )</text:span></text:p>
      <text:p text:style-name="P10"><text:tab/><text:tab/><text:tab/>si r = true</text:p>
      <text:p text:style-name="P7"><text:span text:style-name="T4"><text:tab/><text:tab/><text:tab/><text:tab/></text:span>carrera &lt;--- op2</text:p>
      <text:p text:style-name="P7"><text:tab/><text:tab/><text:tab/>sino</text:p>
      <text:p text:style-name="P7"><text:tab/><text:tab/><text:tab/><text:tab/><text:span text:style-name="T3">r</text:span><text:span text:style-name="T5"> &lt;--- intentar ( TC, op3 )</text:span></text:p>
      <text:p text:style-name="P7"><text:tab/><text:span text:style-name="T4"><text:tab/><text:tab/><text:tab/>si r = true </text:span></text:p>
      <text:p text:style-name="P7"><text:span text:style-name="T4"><text:tab/><text:tab/><text:tab/><text:tab/><text:tab/></text:span>carrera &lt;--- op3</text:p>
      <text:p text:style-name="P7"><text:tab/><text:tab/><text:tab/><text:tab/>sino</text:p>
      <text:p text:style-name="P7"><text:tab/><text:tab/><text:tab/><text:tab/><text:tab/>carrera &lt;--- <text:s text:c="2"/>-1 // No tiene</text:p>
      <text:p text:style-name="P7"><text:tab/><text:tab/><text:tab/><text:tab/>finsi</text:p>
      <text:p text:style-name="P7"><text:tab/><text:tab/><text:tab/>finsi</text:p>
      <text:p text:style-name="P7"><text:tab/><text:tab/>finsi</text:p>
      <text:p text:style-name="P7"><text:tab/><text:tab/>mostrar <text:s/>dni <text:s text:c="2"/>y carrera</text:p>
      <text:p text:style-name="P7"><text:tab/></text:p>
      <text:p text:style-name="P7"><text:tab/>finmientras /* de leer el fichero */</text:p>
      <text:p text:style-name="P7"/>
      <text:p text:style-name="P10">FIN</text:p>
      <text:p text:style-name="P10"/>
      <text:p text:style-name="P7"/>
      <text:p text:style-name="P9">devuelve boolean función intentar ( TC, cod )</text:p>
      <text:p text:style-name="P7">/* busca en la tabla TC el código cod , si hay plazas decrementa 1 y devuelve true, si no hay devuelve false */</text:p>
      <text:p text:style-name="P7"/>
      <text:p text:style-name="P7">asignado &lt;-- false</text:p>
      <text:p text:style-name="P7">desde c &lt;--- 0 hasta 59</text:p>
      <text:p text:style-name="P7"><text:tab/>si TC [ c ]. codigo = cod <text:s/>y TC [ c ].nplazas &gt; 0</text:p>
      <text:p text:style-name="P7"><text:tab/>entonces</text:p>
      <text:p text:style-name="P7"><text:tab/><text:tab/>TC [c].nplazas &lt;--- TC [c].nplazas -1</text:p>
      <text:p text:style-name="P7"><text:tab/><text:tab/>asignado &lt;-- true</text:p>
      <text:p text:style-name="P7"><text:tab/>finsi</text:p>
      <text:p text:style-name="P7">findesde</text:p>
      <text:p text:style-name="P7">devuelve <text:s text:c="2"/>asignado</text:p>
      <text:p text:style-name="P7"/>
      <text:p text:style-name="P7">fin /* de la función intentar */</text:p>
      <text:p text:style-name="P7"/>
      <text:p text:style-name="P7"><text:soft-page-break/>/* <text:s/>Se podría hacer que la función intentar no cambie el atributo nplazas, que eso se haga en el main. </text:p>
      <text:p text:style-name="P7">Para lo cual, cuando la función intentar no sería boolean sino int; debería devolver en qué celda encontró el código de la carrera asignada al estudiante, entonces en el main se decrementa, en esa celda, nplazas .</text:p>
      <text:p text:style-name="P7">*/</text:p>
      <text:p text:style-name="P7"/>
      <text:p text:style-name="P7">/*</text:p>
      <text:p text:style-name="P7">Si queremos que los resultados se muestren ordenados por dni habrá que construir un array para poder ordenarlos. Según se van procesando los estudiantes se guardan las asignaciones en un array Tasignaciones que en cada celda tiene dni <text:s/>y codigo ; <text:s/>cuando se hayan procesado todos los datos se ordena ese array por dni y luego se muestra y también se pueden grabar en un fichero.</text:p>
      <text:p text:style-name="P7">*/</text:p>
      <text:p text:style-name="P8"><text:span text:style-name="T1"/></text:p>
      <text:p text:style-name="P5"/>
      <text:p text:style-name="P6"><text:span text:style-name="T1"><text:s/>- - - - - - - - <text:s/>* * * <text:s/>- - - - - - - -</text:span></text:p>
      <text:p text:style-name="P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ourier New" svg:font-family="'Courier New'" style:font-family-generic="modern" style:font-pitch="fixed"/>
    <style:font-face style:name="CourierNewPSMT" svg:font-family="CourierNewPSMT"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dobe Heiti Std R" svg:font-family="'Adobe Heiti Std R'" style:font-family-generic="swiss"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17:09:59.21</meta:creation-date>
    <dc:date>2020-06-15T17:43:11.32</dc:date>
    <meta:editing-duration>PT13M42S</meta:editing-duration>
    <meta:editing-cycles>2</meta:editing-cycles>
    <meta:generator>OpenOffice.org/3.4.1$Win32 OpenOffice.org_project/341m1$Build-9593</meta:generator>
    <meta:document-statistic meta:table-count="1" meta:image-count="0" meta:object-count="0" meta:page-count="3" meta:paragraph-count="89" meta:word-count="717" meta:character-count="3682"/>
  </office:meta>
</office:document-meta>
</file>